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alibri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T6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7030a0" style:font-name="Calibri1" fo:font-size="11pt" fo:letter-spacing="normal" fo:language="en" fo:country="US" fo:font-style="normal" fo:font-weight="bold" style:font-weight-asian="bold" style:font-weight-complex="bold"/>
    </style:style>
    <style:style style:name="T10" style:family="text">
      <style:text-properties fo:font-variant="normal" fo:text-transform="none" fo:color="#7030a0" style:font-name="Calibri" fo:font-size="13pt" fo:letter-spacing="normal" fo:language="en" fo:country="US" fo:font-style="normal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/text:p>
      <text:p text:style-name="Standard"/>
      <text:p text:style-name="Standard"><text:tab/><text:tab/><text:span text:style-name="T2">Task Documentation</text:span></text:p>
      <text:p text:style-name="Standard"><text:span text:style-name="T2"/></text:p>
      <text:p text:style-name="Standard"><text:span text:style-name="T2"><text:tab/></text:span><text:span text:style-name="T3">Project structure:</text:span></text:p>
      <text:p text:style-name="Standard"><text:span text:style-name="T2"><text:tab/></text:span></text:p>
      <text:p text:style-name="Standard"><text:span text:style-name="T2"><text:tab/></text:span><text:span text:style-name="T4">a.classes: </text:span><text:span text:style-name="T5">This folder contains userclass.php file.which is being used for user login check,getting user logged in,redirection and logout functionality.</text:span></text:p>
      <text:p text:style-name="Standard"><text:span text:style-name="T6"/></text:p>
      <text:p text:style-name="P2"><text:tab/>b.config: <text:span text:style-name="T7">This folder has two file as</text:span></text:p>
      <text:p text:style-name="P2"><text:span text:style-name="T7"><text:tab/><text:tab/>database.php – This file contains code for mysql PDO connection.</text:span></text:p>
      <text:p text:style-name="P2"><text:span text:style-name="T7"><text:tab/><text:tab/>Session.php – <text:s/>This file contains code for session management.</text:span></text:p>
      <text:p text:style-name="P2"><text:span text:style-name="T7"/></text:p>
      <text:p text:style-name="P2"><text:tab/>c.database: <text:span text:style-name="T7"><text:s/>This file contains database sql file with user table</text:span></text:p>
      <text:p text:style-name="P2"><text:tab/>d.js: <text:span text:style-name="T7"><text:s/>This file has files as</text:span></text:p>
      <text:p text:style-name="P2"><text:span text:style-name="T7"><text:tab/><text:tab/>jquery-1.12.4.min.js- Jquery libraray.</text:span></text:p>
      <text:p text:style-name="P2"><text:span text:style-name="T7"><text:tab/><text:tab/>jquery.ui.shake.js – for jquery UI shake effect</text:span></text:p>
      <text:p text:style-name="P2"><text:span text:style-name="T7"><text:tab/><text:tab/>script.js – congtain AJAX call code/function used on index.php file.</text:span></text:p>
      <text:p text:style-name="P2"><text:span text:style-name="T7"><text:tab/></text:span></text:p>
      <text:p text:style-name="P2"><text:span text:style-name="T7"><text:tab/></text:span>e.ajaxLogin.php <text:span text:style-name="T7">- This file contains code for AJAX call handling and get user logged in.</text:span></text:p>
      <text:p text:style-name="P2"><text:span text:style-name="T7"/></text:p>
      <text:p text:style-name="P2"><text:tab/>d.home.php –<text:span text:style-name="T7"> Home page after successful login.</text:span></text:p>
      <text:p text:style-name="P2"><text:span text:style-name="T7"/></text:p>
      <text:p text:style-name="P2"><text:tab/>d.index.php: - I<text:span text:style-name="T7">ndex page to provide login window.</text:span></text:p>
      <text:p text:style-name="P2"><text:span text:style-name="T7"/></text:p>
      <text:p text:style-name="P2"><text:tab/>d.logout.php – <text:span text:style-name="T7">This file contains code for logout.</text:span></text:p>
      <text:p text:style-name="P1"><text:span text:style-name="T2"><text:s text:c="4"/><text:tab/></text:span></text:p>
      <text:p text:style-name="P4"><text:span text:style-name="T2"/></text:p>
      <text:p text:style-name="P4"><text:span text:style-name="T2"/></text:p>
      <text:p text:style-name="P4"><text:span text:style-name="T2"><text:tab/><text:tab/><text:tab/>Database structure:</text:span></text:p>
      <text:p text:style-name="P4"><text:span text:style-name="T2"/></text:p>
      <text:p text:style-name="P4"><text:span text:style-name="T2"><text:tab/></text:span><text:span text:style-name="T8">Database name: task</text:span></text:p>
      <text:p text:style-name="P3"><text:span text:style-name="T1"><text:tab/>Table structure:</text:span></text:p>
      <text:p text:style-name="Standard"><text:span text:style-name="T4"><text:tab/><text:tab/>Table name: user</text:span></text:p>
      <text:p text:style-name="Standard"><text:span text:style-name="T10"><text:tab/><text:tab/>Fields:<text:tab/></text:span><text:span text:style-name="T9">(int)client_id, </text:span></text:p>
      <text:p text:style-name="Standard"><text:span text:style-name="T9"><text:tab/><text:tab/><text:tab/>(varchar)user_name,</text:span></text:p>
      <text:p text:style-name="Standard"><text:span text:style-name="T9"><text:tab/><text:tab/><text:tab/>(varchar)password_hash,</text:span></text:p>
      <text:p text:style-name="Standard"><text:span text:style-name="T9"><text:tab/><text:tab/><text:tab/>(datetime)last_login</text:span><text:span text:style-name="T1"> </text:span></text:p>
      <text:p text:style-name="P3"><text:span text:style-name="T1"><text:tab/><text:tab/></text:span></text:p>
      <text:p text:style-name="P3"><text:tab/>Dummy login as per task.sql file</text:p>
      <text:p text:style-name="P3"><text:tab/>username – ram </text:p>
      <text:p text:style-name="P3"><text:tab/>password - 3214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 singhj</meta:initial-creator>
    <meta:creation-date>2016-07-26T17:43:52.49</meta:creation-date>
    <dc:date>2016-07-26T18:06:38.29</dc:date>
    <dc:creator>ram singhj</dc:creator>
    <meta:editing-duration>PT22M40S</meta:editing-duration>
    <meta:editing-cycles>9</meta:editing-cycles>
    <meta:generator>OpenOffice/4.1.2$Win32 OpenOffice.org_project/412m3$Build-9782</meta:generator>
    <meta:document-statistic meta:table-count="0" meta:image-count="0" meta:object-count="0" meta:page-count="1" meta:paragraph-count="31" meta:word-count="150" meta:character-count="1107"/>
  </office:meta>
</office:document-meta>
</file>